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hotel_booking</text:h>
      <text:h text:outline-level="2" text:style-name="Heading_2" text:is-list-header="true">Tabelstructuur voor tabel kamers</text:h>
      <table:table table:name="kamers_structure">
        <table:table-column table:number-columns-repeated="6"/>
        <table:table-row>
          <table:table-cell office:value-type="string">
            <text:p>Kolom</text:p>
          </table:table-cell>
          <table:table-cell office:value-type="string">
            <text:p>Type</text:p>
          </table:table-cell>
          <table:table-cell office:value-type="string">
            <text:p>Leeg</text:p>
          </table:table-cell>
          <table:table-cell office:value-type="string">
            <text:p>Standaardwaarde</text:p>
          </table:table-cell>
          <table:table-cell office:value-type="string">
            <text:p>Verwijst naar</text:p>
          </table:table-cell>
          <table:table-cell office:value-type="string">
            <text:p>Opmerkingen</text:p>
          </table:table-cell>
        </table:table-row>
        <table:table-row>
          <table:table-cell office:value-type="string">
            <text:p>Roomnr</text:p>
          </table:table-cell>
          <table:table-cell office:value-type="string">
            <text:p>int(11)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varchar(10)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double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Gegevens worden geëxporteerd voor tabel kamers</text:h>
      <table:table table:name="kamers_structure">
        <table:table-column table:number-columns-repeated="3"/>
        <table:table-row>
          <table:table-cell office:value-type="string">
            <text:p>Roomnr</text:p>
          </table:table-cell>
          <table:table-cell office:value-type="string">
            <text:p>Type</text:p>
          </table:table-cell>
          <table:table-cell office:value-type="string">
            <text:p>Pric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asicRoom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uite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asicRoom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uite</text:p>
          </table:table-cell>
          <table:table-cell office:value-type="float" office:value="80">
            <text:p>80</text:p>
          </table:table-cell>
        </table:table-row>
      </table:table>
      <text:h text:outline-level="2" text:style-name="Heading_2" text:is-list-header="true">Tabelstructuur voor tabel reservering</text:h>
      <table:table table:name="reservering_structure">
        <table:table-column table:number-columns-repeated="6"/>
        <table:table-row>
          <table:table-cell office:value-type="string">
            <text:p>Kolom</text:p>
          </table:table-cell>
          <table:table-cell office:value-type="string">
            <text:p>Type</text:p>
          </table:table-cell>
          <table:table-cell office:value-type="string">
            <text:p>Leeg</text:p>
          </table:table-cell>
          <table:table-cell office:value-type="string">
            <text:p>Standaardwaarde</text:p>
          </table:table-cell>
          <table:table-cell office:value-type="string">
            <text:p>Verwijst naar</text:p>
          </table:table-cell>
          <table:table-cell office:value-type="string">
            <text:p>Opmerkingen</text:p>
          </table:table-cell>
        </table:table-row>
        <table:table-row>
          <table:table-cell office:value-type="string">
            <text:p>Roomnr</text:p>
          </table:table-cell>
          <table:table-cell office:value-type="string">
            <text:p>int(11)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>kamers (Roomnr)</text:p>
          </table:table-cell>
          <table:table-cell office:value-type="string">
            <text:p/>
          </table:table-cell>
        </table:table-row>
        <table:table-row>
          <table:table-cell office:value-type="string">
            <text:p>TotalPrice</text:p>
          </table:table-cell>
          <table:table-cell office:value-type="string">
            <text:p>double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ookingnr</text:p>
          </table:table-cell>
          <table:table-cell office:value-type="string">
            <text:p>int(11)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in</text:p>
          </table:table-cell>
          <table:table-cell office:value-type="string">
            <text:p>date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out</text:p>
          </table:table-cell>
          <table:table-cell office:value-type="string">
            <text:p>date</text:p>
          </table:table-cell>
          <table:table-cell office:value-type="string">
            <text:p>Ne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Gegevens worden geëxporteerd voor tabel reservering</text:h>
      <table:table table:name="reservering_structure">
        <table:table-column table:number-columns-repeated="5"/>
        <table:table-row>
          <table:table-cell office:value-type="string">
            <text:p>Roomnr</text:p>
          </table:table-cell>
          <table:table-cell office:value-type="string">
            <text:p>TotalPrice</text:p>
          </table:table-cell>
          <table:table-cell office:value-type="string">
            <text:p>Bookingnr</text:p>
          </table:table-cell>
          <table:table-cell office:value-type="string">
            <text:p>checkin</text:p>
          </table:table-cell>
          <table:table-cell office:value-type="string">
            <text:p>checkou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16-01-12</text:p>
          </table:table-cell>
          <table:table-cell office:value-type="string">
            <text:p>2016-01-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016-01-20</text:p>
          </table:table-cell>
          <table:table-cell office:value-type="string">
            <text:p>2016-01-2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016-01-12</text:p>
          </table:table-cell>
          <table:table-cell office:value-type="string">
            <text:p>2016-01-15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4</meta:generator>
    <meta:initial-creator>phpMyAdmin 4.4.14</meta:initial-creator>
    <meta:creation-date>2016-01-13T11:09:45</meta:creation-date>
  </office:meta>
</office:document-meta>
</file>